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1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1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4-01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1-0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2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0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3648" calcext:value-type="float">
            <text:p>20.0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8376" calcext:value-type="float">
            <text:p>14.4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1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1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27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0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0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0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1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335563636364" calcext:value-type="float">
            <text:p>8.283355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75420689655" calcext:value-type="float">
            <text:p>8.16275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5308" calcext:value-type="float">
            <text:p>8.412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22179310345" calcext:value-type="float">
            <text:p>9.17122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2388" calcext:value-type="float">
            <text:p>11.23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27544" calcext:value-type="float">
            <text:p>9.64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3795862069" calcext:value-type="float">
            <text:p>7.92437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27656" calcext:value-type="float">
            <text:p>7.85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602124137931" calcext:value-type="float">
            <text:p>7.60602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188541935484" calcext:value-type="float">
            <text:p>7.6618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092965517241" calcext:value-type="float">
            <text:p>7.70092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48980645161" calcext:value-type="float">
            <text:p>7.6674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391612903226" calcext:value-type="float">
            <text:p>7.2439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3608" calcext:value-type="float">
            <text:p>7.306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995406451613" calcext:value-type="float">
            <text:p>7.3999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8846" calcext:value-type="float">
            <text:p>8.038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21238709677" calcext:value-type="float">
            <text:p>9.8232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810890322581" calcext:value-type="float">
            <text:p>7.5081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31184" calcext:value-type="float">
            <text:p>6.71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075032258065" calcext:value-type="float">
            <text:p>6.7407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66816" calcext:value-type="float">
            <text:p>6.92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95574193548" calcext:value-type="float">
            <text:p>7.0569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23828571428" calcext:value-type="float">
            <text:p>7.077238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341909677419" calcext:value-type="float">
            <text:p>7.0034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855238709677" calcext:value-type="float">
            <text:p>6.8285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03496" calcext:value-type="float">
            <text:p>6.81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804051612903" calcext:value-type="float">
            <text:p>6.8380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26504" calcext:value-type="float">
            <text:p>7.03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018580645161" calcext:value-type="float">
            <text:p>7.1401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38270967742" calcext:value-type="float">
            <text:p>6.5893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709780645161" calcext:value-type="float">
            <text:p>6.8170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24296" calcext:value-type="float">
            <text:p>6.9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68103225807" calcext:value-type="float">
            <text:p>7.0466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883171428571" calcext:value-type="float">
            <text:p>7.19883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52464516129" calcext:value-type="float">
            <text:p>7.195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63664516129" calcext:value-type="float">
            <text:p>8.0926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93768" calcext:value-type="float">
            <text:p>8.06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470709677419" calcext:value-type="float">
            <text:p>8.1647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9064" calcext:value-type="float">
            <text:p>9.5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73179354839" calcext:value-type="float">
            <text:p>10.39731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40098064516" calcext:value-type="float">
            <text:p>14.1140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3304" calcext:value-type="float">
            <text:p>9.93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851819354839" calcext:value-type="float">
            <text:p>8.3985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346" calcext:value-type="float">
            <text:p>8.6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719329032258" calcext:value-type="float">
            <text:p>8.6871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59228571429" calcext:value-type="float">
            <text:p>8.76659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73820689655" calcext:value-type="float">
            <text:p>8.79673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29935483871" calcext:value-type="float">
            <text:p>8.9212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07312" calcext:value-type="float">
            <text:p>9.05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86784" calcext:value-type="float">
            <text:p>9.28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50672" calcext:value-type="float">
            <text:p>10.21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88523870968" calcext:value-type="float">
            <text:p>13.0388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0090322581" calcext:value-type="float">
            <text:p>12.338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07648" calcext:value-type="float">
            <text:p>8.76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046464516129" calcext:value-type="float">
            <text:p>8.2404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74608" calcext:value-type="float">
            <text:p>8.4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719922580645" calcext:value-type="float">
            <text:p>8.5871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687255172414" calcext:value-type="float">
            <text:p>8.84687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70993548387" calcext:value-type="float">
            <text:p>8.9617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294167741935" calcext:value-type="float">
            <text:p>9.08294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56864" calcext:value-type="float">
            <text:p>9.22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598916129032" calcext:value-type="float">
            <text:p>9.4259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61688" calcext:value-type="float">
            <text:p>10.59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96338064516" calcext:value-type="float">
            <text:p>12.62963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89656774194" calcext:value-type="float">
            <text:p>10.7989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03612" calcext:value-type="float">
            <text:p>8.630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829729032258" calcext:value-type="float">
            <text:p>9.1382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56232" calcext:value-type="float">
            <text:p>9.07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248490322581" calcext:value-type="float">
            <text:p>8.9924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4366" calcext:value-type="float">
            <text:p>9.024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793316129032" calcext:value-type="float">
            <text:p>8.9779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564309677419" calcext:value-type="float">
            <text:p>8.7956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55" calcext:value-type="float">
            <text:p>8.84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89352" calcext:value-type="float">
            <text:p>9.15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96952258065" calcext:value-type="float">
            <text:p>10.2696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5086451613" calcext:value-type="float">
            <text:p>10.1165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56304" calcext:value-type="float">
            <text:p>9.28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5624516129" calcext:value-type="float">
            <text:p>9.7235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21048" calcext:value-type="float">
            <text:p>9.32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688864516129" calcext:value-type="float">
            <text:p>9.3468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6697" calcext:value-type="float">
            <text:p>9.3866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880774193548" calcext:value-type="float">
            <text:p>9.4288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26740645161" calcext:value-type="float">
            <text:p>10.1126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717333333" calcext:value-type="float">
            <text:p>10.280971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36073548387" calcext:value-type="float">
            <text:p>10.6236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68624" calcext:value-type="float">
            <text:p>13.0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1289032258" calcext:value-type="float">
            <text:p>12.6211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29618064516" calcext:value-type="float">
            <text:p>14.8729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52408" calcext:value-type="float">
            <text:p>9.7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5316129032" calcext:value-type="float">
            <text:p>9.8999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03304" calcext:value-type="float">
            <text:p>10.06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3483870968" calcext:value-type="float">
            <text:p>10.149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51544285714" calcext:value-type="float">
            <text:p>10.325154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5667096774" calcext:value-type="float">
            <text:p>10.3475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68055483871" calcext:value-type="float">
            <text:p>10.7468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5312" calcext:value-type="float">
            <text:p>11.0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19693793103" calcext:value-type="float">
            <text:p>13.181969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92168" calcext:value-type="float">
            <text:p>18.21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8992" calcext:value-type="float">
            <text:p>17.7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75213793104" calcext:value-type="float">
            <text:p>13.4075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08308" calcext:value-type="float">
            <text:p>10.050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0412" calcext:value-type="float">
            <text:p>9.37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79690322581" calcext:value-type="float">
            <text:p>9.3297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83986206896" calcext:value-type="float">
            <text:p>9.491839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64103225807" calcext:value-type="float">
            <text:p>9.3936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653174193548" calcext:value-type="float">
            <text:p>8.23653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18376" calcext:value-type="float">
            <text:p>8.30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541806451613" calcext:value-type="float">
            <text:p>8.4454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74432" calcext:value-type="float">
            <text:p>9.66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4404" calcext:value-type="float">
            <text:p>11.61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16876129032" calcext:value-type="float">
            <text:p>10.3316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99392" calcext:value-type="float">
            <text:p>7.53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67883870968" calcext:value-type="float">
            <text:p>7.7296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63648" calcext:value-type="float">
            <text:p>7.84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22632258065" calcext:value-type="float">
            <text:p>7.8822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343942857143" calcext:value-type="float">
            <text:p>8.03343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31522580645" calcext:value-type="float">
            <text:p>7.9913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858048" calcext:value-type="float">
            <text:p>7.448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9025" calcext:value-type="float">
            <text:p>7.43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528096" calcext:value-type="float">
            <text:p>7.475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9276" calcext:value-type="float">
            <text:p>7.66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953" calcext:value-type="float">
            <text:p>7.66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0292" calcext:value-type="float">
            <text:p>7.67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2896" calcext:value-type="float">
            <text:p>7.4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7229" calcext:value-type="float">
            <text:p>7.5472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222" calcext:value-type="float">
            <text:p>7.60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14816" calcext:value-type="float">
            <text:p>7.327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28327272727" calcext:value-type="float">
            <text:p>7.808283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9528" calcext:value-type="float">
            <text:p>7.8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145085714286" calcext:value-type="float">
            <text:p>8.4514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39733333333" calcext:value-type="float">
            <text:p>8.55539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751771428571" calcext:value-type="float">
            <text:p>8.87751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2272" calcext:value-type="float">
            <text:p>9.5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4205517241" calcext:value-type="float">
            <text:p>11.70742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67296296296" calcext:value-type="float">
            <text:p>13.15672962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0232" calcext:value-type="float">
            <text:p>9.1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7536" calcext:value-type="float">
            <text:p>9.15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0526" calcext:value-type="float">
            <text:p>8.78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18214285714" calcext:value-type="float">
            <text:p>8.04318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121568" calcext:value-type="float">
            <text:p>8.11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941185714286" calcext:value-type="float">
            <text:p>8.13941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96812903226" calcext:value-type="float">
            <text:p>8.0409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07736" calcext:value-type="float">
            <text:p>8.17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80784516129" calcext:value-type="float">
            <text:p>8.5180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36924" calcext:value-type="float">
            <text:p>9.273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91249032258" calcext:value-type="float">
            <text:p>12.58912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0627096774" calcext:value-type="float">
            <text:p>10.5060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25804" calcext:value-type="float">
            <text:p>7.742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67083870968" calcext:value-type="float">
            <text:p>8.0466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86248" calcext:value-type="float">
            <text:p>8.14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552825806452" calcext:value-type="float">
            <text:p>8.2455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99186206897" calcext:value-type="float">
            <text:p>8.421991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849225806452" calcext:value-type="float">
            <text:p>8.3384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564658064516" calcext:value-type="float">
            <text:p>8.4056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1324" calcext:value-type="float">
            <text:p>8.476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437651612903" calcext:value-type="float">
            <text:p>8.7643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02296" calcext:value-type="float">
            <text:p>9.66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33867096774" calcext:value-type="float">
            <text:p>11.1933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92784516129" calcext:value-type="float">
            <text:p>14.309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30124" calcext:value-type="float">
            <text:p>8.91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816709677419" calcext:value-type="float">
            <text:p>9.1781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93828" calcext:value-type="float">
            <text:p>8.879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388735483871" calcext:value-type="float">
            <text:p>9.0538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236228571429" calcext:value-type="float">
            <text:p>9.2123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52916129032" calcext:value-type="float">
            <text:p>9.1745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912361290323" calcext:value-type="float">
            <text:p>9.6291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65032" calcext:value-type="float">
            <text:p>9.76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75904516129" calcext:value-type="float">
            <text:p>9.9475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64722666667" calcext:value-type="float">
            <text:p>10.416472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5711483871" calcext:value-type="float">
            <text:p>13.2757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65058064516" calcext:value-type="float">
            <text:p>15.796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64116" calcext:value-type="float">
            <text:p>9.846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8778064516" calcext:value-type="float">
            <text:p>10.0098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4176" calcext:value-type="float">
            <text:p>8.7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5522580645" calcext:value-type="float">
            <text:p>9.1622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968557142857" calcext:value-type="float">
            <text:p>9.34968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804258064516" calcext:value-type="float">
            <text:p>9.2880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09238709677" calcext:value-type="float">
            <text:p>9.2440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09768" calcext:value-type="float">
            <text:p>9.44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874580645161" calcext:value-type="float">
            <text:p>9.5887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3568" calcext:value-type="float">
            <text:p>10.19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73682580645" calcext:value-type="float">
            <text:p>11.5373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2709677419" calcext:value-type="float">
            <text:p>15.175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7776" calcext:value-type="float">
            <text:p>8.58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905522580645" calcext:value-type="float">
            <text:p>8.9590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16224" calcext:value-type="float">
            <text:p>9.22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89729032258" calcext:value-type="float">
            <text:p>9.3668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932771428572" calcext:value-type="float">
            <text:p>9.38932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70993548387" calcext:value-type="float">
            <text:p>9.3427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87225806452" calcext:value-type="float">
            <text:p>9.8548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2904" calcext:value-type="float">
            <text:p>9.99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84807741936" calcext:value-type="float">
            <text:p>10.18848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4896" calcext:value-type="float">
            <text:p>11.74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0547096774" calcext:value-type="float">
            <text:p>15.7760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02232258065" calcext:value-type="float">
            <text:p>12.970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6992" calcext:value-type="float">
            <text:p>9.68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747483870968" calcext:value-type="float">
            <text:p>9.9074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9706" calcext:value-type="float">
            <text:p>9.839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720877419355" calcext:value-type="float">
            <text:p>9.9172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0562758621" calcext:value-type="float">
            <text:p>10.146056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03345806452" calcext:value-type="float">
            <text:p>10.1003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26405714286" calcext:value-type="float">
            <text:p>10.1326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2755862069" calcext:value-type="float">
            <text:p>10.52127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35082857143" calcext:value-type="float">
            <text:p>11.52350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92004137931" calcext:value-type="float">
            <text:p>16.90920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2413793103" calcext:value-type="float">
            <text:p>13.8342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2058181818" calcext:value-type="float">
            <text:p>11.41420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2072" calcext:value-type="float">
            <text:p>11.71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33729230769" calcext:value-type="float">
            <text:p>11.043372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826896551724" calcext:value-type="float">
            <text:p>9.79826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864984615385" calcext:value-type="float">
            <text:p>9.88864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070057142857" calcext:value-type="float">
            <text:p>9.85070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903690322581" calcext:value-type="float">
            <text:p>9.5990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74608" calcext:value-type="float">
            <text:p>9.75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859393548387" calcext:value-type="float">
            <text:p>9.9385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72968" calcext:value-type="float">
            <text:p>10.47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9625806452" calcext:value-type="float">
            <text:p>13.600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18072" calcext:value-type="float">
            <text:p>14.61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16728" calcext:value-type="float">
            <text:p>10.69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233909677419" calcext:value-type="float">
            <text:p>9.7923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35832" calcext:value-type="float">
            <text:p>9.26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74761290322" calcext:value-type="float">
            <text:p>9.287747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59857142857" calcext:value-type="float">
            <text:p>9.41559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93032258064" calcext:value-type="float">
            <text:p>9.3239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686" calcext:value-type="float">
            <text:p>8.790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1315862069" calcext:value-type="float">
            <text:p>8.98813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336" calcext:value-type="float">
            <text:p>9.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86262068966" calcext:value-type="float">
            <text:p>9.47686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14928" calcext:value-type="float">
            <text:p>11.79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53312" calcext:value-type="float">
            <text:p>10.29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571834482759" calcext:value-type="float">
            <text:p>9.67571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35420689655" calcext:value-type="float">
            <text:p>8.77235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76552" calcext:value-type="float">
            <text:p>9.07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04977777778" calcext:value-type="float">
            <text:p>9.38704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6572" calcext:value-type="float">
            <text:p>9.601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023744" calcext:value-type="float">
            <text:p>9.550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246234482759" calcext:value-type="float">
            <text:p>9.53246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756" calcext:value-type="float">
            <text:p>9.6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4891034483" calcext:value-type="float">
            <text:p>10.31148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14" calcext:value-type="float">
            <text:p>13.18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091" calcext:value-type="float">
            <text:p>14.063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9072" calcext:value-type="float">
            <text:p>10.6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96655483871" calcext:value-type="float">
            <text:p>10.7696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9764" calcext:value-type="float">
            <text:p>8.7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67544" calcext:value-type="float">
            <text:p>8.6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8642857143" calcext:value-type="float">
            <text:p>8.561886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21500974024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74328" calcext:value-type="float">
            <text:p>8.51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78" meta:object-count="0"/>
    <meta:user-defined meta:name="AppVersion">3.0</meta:user-defined>
  </office:meta>
</office:document-meta>
</file>